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</style:style>
    <style:style style:name="ce2" style:family="table-cell" style:parent-style-name="Default" style:data-style-name="N3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order="thin solid #000000" style:vertical-align="top" fo:background-color="#F2F2F2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background-color="#FFFFFF"/>
    </style:style>
    <style:style style:name="ce7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8" style:family="table-cell" style:parent-style-name="Hiperlink" style:data-style-name="N30">
      <style:table-cell-properties fo:border="thin solid #000000" style:vertical-align="top" fo:wrap-option="wrap" fo:background-color="#FFFFFF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11" style:family="table-cell" style:parent-style-name="Default" style:data-style-name="N19">
      <style:table-cell-properties fo:border="thin solid #000000" style:vertical-align="top" fo:wrap-option="wrap" fo:background-color="#FFFFFF"/>
    </style:style>
    <style:style style:name="ce12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14" style:family="table-cell" style:parent-style-name="Hiperlink" style:data-style-name="N0">
      <style:table-cell-properties fo:border="thin solid #000000" style:vertical-align="top" fo:background-color="#FFFFFF" style:repeat-content="false"/>
      <style:paragraph-properties fo:text-align="center"/>
      <style:text-properties fo:color="#0563C1" style:text-underline-style="solid" style:text-underline-type="single"/>
    </style:style>
    <style:style style:name="ce15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9.73666666666667cm" style:use-optimal-column-width="true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5.68854166666667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FE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style-name="ce5">
            <text:p>Compensação Financeira pela Exploração de Recursos Minerais (CFEM)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Descrição</text:p>
          </table:table-cell>
          <table:table-cell office:value-type="string" table:style-name="ce7">
            <text:p>Dados sobre Compensação Financeira pela Exploração de Recursos Minerais (CFEM). O conjunto de dados está separado em recursos de acordo com os temas: arrecadação, autuação e distribuição. Para os dados de distribuição da CFEM, por conta do grande volume de registros, estão disponíveis arquivo único contendo todos os registros da base de dados e arquivos com dados segmentados por intervalo de anos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atálogo origem</text:p>
          </table:table-cell>
          <table:table-cell office:value-type="string" table:style-name="ce8">
            <text:p><text:a xlink:href="https://app.anm.gov.br/dadosabertos/ARRECADACAO/">https://app.anm.gov.br/dadosabertos/ARRECADACAO/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Órgão responsável</text:p>
          </table:table-cell>
          <table:table-cell office:value-type="string" table:style-name="ce7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ategorias no VCGE</text:p>
          </table:table-cell>
          <table:table-cell office:value-type="string" table:style-name="ce7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1" table:number-rows-spanned="8" table:style-name="ce12">
            <text:p>Recursos</text:p>
          </table:table-cell>
          <table:table-cell office:value-type="string" table:style-name="ce8">
            <text:p><text:a xlink:href="#Recursos.A2">CFEM_Arrecadacao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8">
            <text:p><text:a xlink:href="#Recursos.A24">CFEM_Arrecadacao_2002_2006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8">
            <text:p><text:a xlink:href="#Recursos.A46">CFEM_Arrecadacao_2007_2011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8">
            <text:p><text:a xlink:href="#'Metadados CFEM'.A68">CFEM_Arrecadacao_2012_2016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8">
            <text:p><text:a xlink:href="#'Metadados CFEM'.A90">CFEM_Arrecadacao_2017_2021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8">
            <text:p><text:a xlink:href="#'Metadados CFEM'.A112">CFEM_Arrecadacao_2022_2026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8">
            <text:p><text:a xlink:href="#Recursos.A134">CFEM_Autuacao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8">
            <text:p><text:a xlink:href="#Recursos.A154">CFEM_Distribuicao.csv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Etiquetas</text:p>
          </table:table-cell>
          <table:table-cell office:value-type="string" table:style-name="ce7">
            <text:p>CFEM, Compensação Financeira pela Exploração de Recursos Minerais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Autoria</text:p>
          </table:table-cell>
          <table:table-cell office:value-type="string" table:style-name="ce7">
            <text:p>Gerência de Receitas - GEREC/SAR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Documentação</text:p>
          </table:table-cell>
          <table:table-cell office:value-type="string" table:style-name="ce8">
            <text:p><text:a xlink:href="https://app.anm.gov.br/dadosabertos/ARRECADACAO/metadados-cfem.ods">https://app.anm.gov.br/dadosabertos/ARRECADACAO/metadados-cfem.ods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Frequência de atualização</text:p>
          </table:table-cell>
          <table:table-cell office:value-type="string" table:style-name="ce7">
            <text:p>Diária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Recurso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5">
            <text:p>CFEM_Arrecada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6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6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3">
            <text:p>Dados de origem dos valores arrecadados pela CFEM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4">
            <text:p><text:a xlink:href="https://app.anm.gov.br/DadosAbertos/ARRECADACAO/CFEM_Arrecadacao.csv">https://app.anm.gov.br/DadosAbertos/ARRECADACAO/CFEM_Arrecadacao.csv</text:a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5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</text:p>
          </table:table-cell>
          <table:table-cell office:value-type="string" table:style-name="ce7">
            <text:p>Númer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DoProcesso</text:p>
          </table:table-cell>
          <table:table-cell office:value-type="string" table:style-name="ce7">
            <text:p>An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do processo minerári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PF - Pessoa Física</text:p>
            <text:p>P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omerci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Localidade da substância extraída (estado)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digoMunicipio</text:p>
          </table:table-cell>
          <table:table-cell office:value-type="string" table:style-name="ce7">
            <text:p>Código da localidade da substância extraída (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Localidade da substância extraída (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QuantidadeComercializada</text:p>
          </table:table-cell>
          <table:table-cell office:value-type="string" table:style-name="ce7">
            <text:p>Quantidade comercializada de acordo com a unidade de medida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UnidadeDeMedida</text:p>
          </table:table-cell>
          <table:table-cell office:value-type="string" table:style-name="ce7">
            <text:p>Unidade de medida da substânci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s: metros cúbicos - m³, toneladas - 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Recolhido</text:p>
          </table:table-cell>
          <table:table-cell office:value-type="string" table:style-name="ce7">
            <text:p>Valor recolhido da CFEM em reais (R$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5">
            <text:p>CFEM_Arrecadacao_2002_2006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6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6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3">
            <text:p>Dados de origem dos valores arrecadados pela CFEM para os anos de recolhimento de 2002 a 2006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4">
            <text:p><text:a xlink:href="https://app.anm.gov.br/DadosAbertos/ARRECADACAO/CFEM_Arrecadacao.csv">https://app.anm.gov.br/DadosAbertos/ARRECADACAO/CFEM_Arrecadacao_2002_2006.csv</text:a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5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</text:p>
          </table:table-cell>
          <table:table-cell office:value-type="string" table:style-name="ce7">
            <text:p>Númer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DoProcesso</text:p>
          </table:table-cell>
          <table:table-cell office:value-type="string" table:style-name="ce7">
            <text:p>An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do processo minerári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PF - Pessoa Física</text:p>
            <text:p>P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omerci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Localidade da substância extraída (estado)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digoMunicipio</text:p>
          </table:table-cell>
          <table:table-cell office:value-type="string" table:style-name="ce7">
            <text:p>Código da localidade da substância extraída (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Localidade da substância extraída (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QuantidadeComercializada</text:p>
          </table:table-cell>
          <table:table-cell office:value-type="string" table:style-name="ce7">
            <text:p>Quantidade comercializada de acordo com a unidade de medida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UnidadeDeMedida</text:p>
          </table:table-cell>
          <table:table-cell office:value-type="string" table:style-name="ce7">
            <text:p>Unidade de medida da substânci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s: metros cúbicos - m³, toneladas - 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Recolhido</text:p>
          </table:table-cell>
          <table:table-cell office:value-type="string" table:style-name="ce7">
            <text:p>Valor recolhido da CFEM em reais (R$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5">
            <text:p>CFEM_Arrecadacao_2007_2011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6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6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3">
            <text:p>Dados de origem dos valores arrecadados pela CFEM para os anos de recolhimento de 2007 a 2011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4">
            <text:p><text:a xlink:href="https://app.anm.gov.br/DadosAbertos/ARRECADACAO/CFEM_Arrecadacao_2007_2011.csv">https://app.anm.gov.br/DadosAbertos/ARRECADACAO/CFEM_Arrecadacao_2007_2011.csv</text:a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5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</text:p>
          </table:table-cell>
          <table:table-cell office:value-type="string" table:style-name="ce7">
            <text:p>Númer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DoProcesso</text:p>
          </table:table-cell>
          <table:table-cell office:value-type="string" table:style-name="ce7">
            <text:p>An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do processo minerári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PF - Pessoa Física</text:p>
            <text:p>P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omerci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Localidade da substância extraída (estado)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digoMunicipio</text:p>
          </table:table-cell>
          <table:table-cell office:value-type="string" table:style-name="ce7">
            <text:p>Código da localidade da substância extraída (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Localidade da substância extraída (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QuantidadeComercializada</text:p>
          </table:table-cell>
          <table:table-cell office:value-type="string" table:style-name="ce7">
            <text:p>Quantidade comercializada de acordo com a unidade de medida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UnidadeDeMedida</text:p>
          </table:table-cell>
          <table:table-cell office:value-type="string" table:style-name="ce7">
            <text:p>Unidade de medida da substânci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s: metros cúbicos - m³, toneladas - 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Recolhido</text:p>
          </table:table-cell>
          <table:table-cell office:value-type="string" table:style-name="ce7">
            <text:p>Valor recolhido da CFEM em reais (R$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5">
            <text:p>CFEM_Arrecadacao_2012_2016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6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6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3">
            <text:p>Dados de origem dos valores arrecadados pela CFEM para os anos de recolhimento de 2012 a 2016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4">
            <text:p><text:a xlink:href="https://app.anm.gov.br/DadosAbertos/ARRECADACAO/CFEM_Arrecadacao_2012_2016.csv">https://app.anm.gov.br/DadosAbertos/ARRECADACAO/CFEM_Arrecadacao_2012_2016.csv</text:a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5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</text:p>
          </table:table-cell>
          <table:table-cell office:value-type="string" table:style-name="ce7">
            <text:p>Númer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DoProcesso</text:p>
          </table:table-cell>
          <table:table-cell office:value-type="string" table:style-name="ce7">
            <text:p>An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do processo minerári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PF - Pessoa Física</text:p>
            <text:p>P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omerci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Localidade da substância extraída (estado)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digoMunicipio</text:p>
          </table:table-cell>
          <table:table-cell office:value-type="string" table:style-name="ce7">
            <text:p>Código da localidade da substância extraída (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Localidade da substância extraída (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QuantidadeComercializada</text:p>
          </table:table-cell>
          <table:table-cell office:value-type="string" table:style-name="ce7">
            <text:p>Quantidade comercializada de acordo com a unidade de medida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UnidadeDeMedida</text:p>
          </table:table-cell>
          <table:table-cell office:value-type="string" table:style-name="ce7">
            <text:p>Unidade de medida da substânci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s: metros cúbicos - m³, toneladas - 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Recolhido</text:p>
          </table:table-cell>
          <table:table-cell office:value-type="string" table:style-name="ce7">
            <text:p>Valor recolhido da CFEM em reais (R$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5">
            <text:p>CFEM_Arrecadacao_2017_2021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6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6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3">
            <text:p>Dados de origem dos valores arrecadados pela CFEM para os anos de recolhimento de 2017 a 2021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4">
            <text:p><text:a xlink:href="https://app.anm.gov.br/DadosAbertos/ARRECADACAO/CFEM_Arrecadacao_2017_2021.csv">https://app.anm.gov.br/DadosAbertos/ARRECADACAO/CFEM_Arrecadacao_2017_2021.csv</text:a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5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</text:p>
          </table:table-cell>
          <table:table-cell office:value-type="string" table:style-name="ce7">
            <text:p>Númer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DoProcesso</text:p>
          </table:table-cell>
          <table:table-cell office:value-type="string" table:style-name="ce7">
            <text:p>An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do processo minerári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PF - Pessoa Física</text:p>
            <text:p>P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omerci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Localidade da substância extraída (estado)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digoMunicipio</text:p>
          </table:table-cell>
          <table:table-cell office:value-type="string" table:style-name="ce7">
            <text:p>Código da localidade da substância extraída (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Localidade da substância extraída (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QuantidadeComercializada</text:p>
          </table:table-cell>
          <table:table-cell office:value-type="string" table:style-name="ce7">
            <text:p>Quantidade comercializada de acordo com a unidade de medida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UnidadeDeMedida</text:p>
          </table:table-cell>
          <table:table-cell office:value-type="string" table:style-name="ce7">
            <text:p>Unidade de medida da substânci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s: metros cúbicos - m³, toneladas - 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Recolhido</text:p>
          </table:table-cell>
          <table:table-cell office:value-type="string" table:style-name="ce7">
            <text:p>Valor recolhido da CFEM em reais (R$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5">
            <text:p>CFEM_Arrecadacao_2022_2026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6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6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3">
            <text:p>Dados de origem dos valores arrecadados pela CFEM para os anos de recolhimento de 2022 a 2026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4">
            <text:p><text:a xlink:href="https://app.anm.gov.br/DadosAbertos/ARRECADACAO/CFEM_Arrecadacao_2022_2026.csv">https://app.anm.gov.br/DadosAbertos/ARRECADACAO/CFEM_Arrecadacao_2022_2026.csv</text:a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5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</text:p>
          </table:table-cell>
          <table:table-cell office:value-type="string" table:style-name="ce7">
            <text:p>Númer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DoProcesso</text:p>
          </table:table-cell>
          <table:table-cell office:value-type="string" table:style-name="ce7">
            <text:p>An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do processo minerári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PF - Pessoa Física</text:p>
            <text:p>P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omerci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Localidade da substância extraída (estado)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digoMunicipio</text:p>
          </table:table-cell>
          <table:table-cell office:value-type="string" table:style-name="ce7">
            <text:p>Código da localidade da substância extraída (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Localidade da substância extraída (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QuantidadeComercializada</text:p>
          </table:table-cell>
          <table:table-cell office:value-type="string" table:style-name="ce7">
            <text:p>Quantidade comercializada de acordo com a unidade de medida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UnidadeDeMedida</text:p>
          </table:table-cell>
          <table:table-cell office:value-type="string" table:style-name="ce7">
            <text:p>Unidade de medida da substânci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s: metros cúbicos - m³, toneladas - 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Recolhido</text:p>
          </table:table-cell>
          <table:table-cell office:value-type="string" table:style-name="ce7">
            <text:p>Valor recolhido da CFEM em reais (R$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5">
            <text:p>CFEM_Autua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6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6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3">
            <text:p>Dados de processos de cobrança sobre titulares fiscalizad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4">
            <text:p><text:a xlink:href="https://app.anm.gov.br/DadosAbertos/ARRECADACAO/CFEM_Autuacao.csv">https://app.anm.gov.br/DadosAbertos/ARRECADACAO/CFEM_Autuacao.csv</text:a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5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Cobrança</text:p>
          </table:table-cell>
          <table:table-cell office:value-type="string" table:style-name="ce7">
            <text:p>Identificador do processo de cobranç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NNNNNN/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Publicação</text:p>
          </table:table-cell>
          <table:table-cell office:value-type="string" table:style-name="ce7">
            <text:p>Ano em que a autuação foi publicada no DOU, quando se aplica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Publicação</text:p>
          </table:table-cell>
          <table:table-cell office:value-type="string" table:style-name="ce7">
            <text:p>Mês em que a autuação foi publicada no DOU, quando se aplica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fiscalizad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F - Pessoa Física</text:p>
            <text:p>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fiscalizad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Titular</text:p>
          </table:table-cell>
          <table:table-cell office:value-type="string" table:style-name="ce7">
            <text:p>Nome do titular do processo de cobranç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NúmeroAuto</text:p>
          </table:table-cell>
          <table:table-cell office:value-type="string" table:style-name="ce7">
            <text:p>Número do auto referente a esse processo de cobranç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Minerário</text:p>
          </table:table-cell>
          <table:table-cell office:value-type="string" table:style-name="ce7">
            <text:p>Identificador do processo minerário fiscalizado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NNNNNN/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uja atividade extrativista gerou o processo de cobranç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Município em que ocorreu a atividade minerária fisc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UF do município fiscalizado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</text:p>
          </table:table-cell>
          <table:table-cell office:value-type="string" table:style-name="ce7">
            <text:p>Valor inicial do auto referente ao processo de cobranç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5">
            <text:p>CFEM_Distribui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6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6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3">
            <text:p>Dados de distribuição dos valores arrecadados pela CFEM para municípios e unidades federativa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4">
            <text:p><text:a xlink:href="https://app.anm.gov.br/DadosAbertos/ARRECADACAO/CFEM_Distribuicao.csv">https://app.anm.gov.br/DadosAbertos/ARRECADACAO/CFEM_Distribuicao.csv</text:a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5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NúmeroDeDistribuição</text:p>
          </table:table-cell>
          <table:table-cell office:value-type="string" table:style-name="ce7">
            <text:p>Numeração atribuída pelo sistema CFEM para a distribuição apresentada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alizada a distribuiçã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alizada a distribuiçã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Ente</text:p>
          </table:table-cell>
          <table:table-cell office:value-type="string" table:style-name="ce7">
            <text:p>Identifica se o Ente é um Município ou uma Unidade Federativ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iglaEstado</text:p>
          </table:table-cell>
          <table:table-cell office:value-type="string" table:style-name="ce7">
            <text:p>Sigla da Unidade Federativa do Ente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CodigoEnte</text:p>
          </table:table-cell>
          <table:table-cell office:value-type="string" table:style-name="ce7">
            <text:p>Codigo do Ente que recebeu a distribuição (UF ou 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NomeEnte</text:p>
          </table:table-cell>
          <table:table-cell office:value-type="string" table:style-name="ce7">
            <text:p>Nome do Ente que recebeu a distribuição (UF ou 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TipoDistribuição</text:p>
          </table:table-cell>
          <table:table-cell office:value-type="string" table:style-name="ce7">
            <text:p>Motivação da distribuição (Produtor ou Afetad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uja produção justifica a distribuição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Afetamento</text:p>
          </table:table-cell>
          <table:table-cell office:value-type="string" table:style-name="ce7">
            <text:p>Tipo de Afetamento que justifica a distribuição, quando se aplic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</text:p>
          </table:table-cell>
          <table:table-cell office:value-type="string" table:style-name="ce7">
            <text:p>Valor distribuído para o ente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5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, que após o pagamento, gerou ao ente a cota-parte na distribuiçã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number-rows-repeated="1048404" table:style-name="ro1">
          <table:table-cell table:number-columns-repeated="16384"/>
        </table:table-row>
      </table:table>
      <table:table table:name="Versões" table:style-name="ta2"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6380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Versão</text:p>
          </table:table-cell>
          <table:table-cell office:value-type="string" table:style-name="ce10">
            <text:p>Data</text:p>
          </table:table-cell>
          <table:table-cell office:value-type="string" table:style-name="ce10">
            <text:p>Descrição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9">
            <text:p>metadados-cfem.ods</text:p>
          </table:table-cell>
          <table:table-cell office:value-type="date" office:date-value="2025-09-12T00:00:00" table:style-name="ce11">
            <text:p>12/09/2025</text:p>
          </table:table-cell>
          <table:table-cell office:value-type="string" table:style-name="ce9">
            <text:p>Adicionados os dados sobre os recursos de segmentação por intervalo de ano da arrecadação da CFEM, inclusão dos campos DataCriacao, CodigoMunicipio e CodigoEnte para arrecadação ou distribuição e alteração do formato do arquivo de metadados para ODS (OpenDocument Spreadsheet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9">
            <text:p>metadados-cfem.xlsx</text:p>
          </table:table-cell>
          <table:table-cell office:value-type="date" office:date-value="2022-07-10T00:00:00" table:style-name="ce11">
            <text:p>10/07/2022</text:p>
          </table:table-cell>
          <table:table-cell office:value-type="string" table:style-name="ce9">
            <text:p>Versão inicial dos metadados.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CFEM.B15:CFEM.B2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title/>
    <dc:description/>
    <dc:subject/>
    <meta:initial-creator/>
    <dc:creator/>
    <meta:creation-date>2015-06-05T18:19:34Z</meta:creation-date>
    <dc:date>2025-09-12T15:20:18Z</dc:date>
    <meta:user-defined meta:name="ContentTypeId">0x0101007F90970817AB094498C3AA5A6A47EEDA</meta:user-defined>
    <meta:user-defined meta:name="MediaServiceImageTags"/>
  </office:meta>
</office:document-meta>
</file>